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d8eaa" officeooo:paragraph-rsid="001d8eaa"/>
    </style:style>
    <style:style style:name="P2" style:family="paragraph" style:parent-style-name="Standard">
      <style:text-properties officeooo:rsid="001d8eaa" officeooo:paragraph-rsid="001dd132"/>
    </style:style>
    <style:style style:name="P3" style:family="paragraph" style:parent-style-name="Standard">
      <style:text-properties officeooo:rsid="001dd132" officeooo:paragraph-rsid="001dd132"/>
    </style:style>
    <style:style style:name="P4" style:family="paragraph" style:parent-style-name="Standard">
      <style:text-properties officeooo:rsid="001ff349" officeooo:paragraph-rsid="001dd132"/>
    </style:style>
    <style:style style:name="P5" style:family="paragraph" style:parent-style-name="Standard">
      <style:text-properties officeooo:rsid="00205b8d" officeooo:paragraph-rsid="00224c8e"/>
    </style:style>
    <style:style style:name="P6" style:family="paragraph" style:parent-style-name="Standard">
      <style:text-properties officeooo:rsid="00224c8e" officeooo:paragraph-rsid="00224c8e"/>
    </style:style>
    <style:style style:name="P7" style:family="paragraph" style:parent-style-name="Standard">
      <style:text-properties officeooo:rsid="00224c8e" officeooo:paragraph-rsid="0028f39a"/>
    </style:style>
    <style:style style:name="P8" style:family="paragraph" style:parent-style-name="Standard">
      <style:text-properties fo:font-style="italic" officeooo:rsid="00224c8e" officeooo:paragraph-rsid="00224c8e" style:font-style-asian="italic" style:font-style-complex="italic"/>
    </style:style>
    <style:style style:name="P9" style:family="paragraph" style:parent-style-name="Standard">
      <style:text-properties fo:font-style="italic" officeooo:rsid="00278b9c" officeooo:paragraph-rsid="00278b9c" style:font-style-asian="italic" style:font-style-complex="italic"/>
    </style:style>
    <style:style style:name="P10" style:family="paragraph" style:parent-style-name="Standard">
      <style:text-properties fo:font-style="normal" officeooo:rsid="00224c8e" officeooo:paragraph-rsid="00224c8e" style:font-style-asian="normal" style:font-style-complex="normal"/>
    </style:style>
    <style:style style:name="P11" style:family="paragraph" style:parent-style-name="Standard">
      <style:text-properties fo:font-style="normal" officeooo:rsid="00278b9c" officeooo:paragraph-rsid="00278b9c" style:font-style-asian="normal" style:font-style-complex="normal"/>
    </style:style>
    <style:style style:name="P12" style:family="paragraph" style:parent-style-name="Standard">
      <style:text-properties officeooo:rsid="002434bb" officeooo:paragraph-rsid="0028f39a"/>
    </style:style>
    <style:style style:name="P13" style:family="paragraph" style:parent-style-name="Standard" style:list-style-name="L1">
      <style:text-properties officeooo:rsid="00224c8e" officeooo:paragraph-rsid="00224c8e"/>
    </style:style>
    <style:style style:name="P14" style:family="paragraph" style:parent-style-name="Standard" style:list-style-name="L2">
      <style:text-properties officeooo:rsid="00224c8e" officeooo:paragraph-rsid="00224c8e"/>
    </style:style>
    <style:style style:name="P15" style:family="paragraph" style:parent-style-name="Standard" style:list-style-name="L3">
      <style:text-properties officeooo:rsid="00224c8e" officeooo:paragraph-rsid="00224c8e"/>
    </style:style>
    <style:style style:name="P16" style:family="paragraph" style:parent-style-name="Standard">
      <style:text-properties fo:font-style="normal" officeooo:rsid="00278b9c" officeooo:paragraph-rsid="002c1371" style:font-style-asian="normal" style:font-style-complex="normal"/>
    </style:style>
    <style:style style:name="T1" style:family="text">
      <style:text-properties officeooo:rsid="001dd132"/>
    </style:style>
    <style:style style:name="T2" style:family="text">
      <style:text-properties officeooo:rsid="001e75f0"/>
    </style:style>
    <style:style style:name="T3" style:family="text">
      <style:text-properties officeooo:rsid="001ff349"/>
    </style:style>
    <style:style style:name="T4" style:family="text">
      <style:text-properties officeooo:rsid="00224c8e"/>
    </style:style>
    <style:style style:name="T5" style:family="text">
      <style:text-properties officeooo:rsid="002434bb"/>
    </style:style>
    <style:style style:name="T6" style:family="text">
      <style:text-properties fo:font-style="italic" style:font-style-asian="italic" style:font-style-complex="italic"/>
    </style:style>
    <style:style style:name="T7" style:family="text">
      <style:text-properties fo:font-style="italic" officeooo:rsid="00278b9c" style:font-style-asian="italic" style:font-style-complex="italic"/>
    </style:style>
    <style:style style:name="T8" style:family="text">
      <style:text-properties officeooo:rsid="0026f09a"/>
    </style:style>
    <style:style style:name="T9" style:family="text">
      <style:text-properties officeooo:rsid="002c1371"/>
    </style:style>
    <style:style style:name="T10" style:family="text">
      <style:text-properties officeooo:rsid="002d0674"/>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icrobes in <text:span text:style-name="T3">S</text:span>pace: A Meta-Analysis of the Microbial Distance-Decay Relationship</text:p>
      <text:p text:style-name="P1"/>
      <text:p text:style-name="P1">Dave R Clark, Graham JC Underwood, Terry J McGenity, Alex J Dumbrell</text:p>
      <text:p text:style-name="P1"/>
      <text:p text:style-name="P1">School of Biological Sciences, University of Essex, Wivenhoe Park, Colchester, Essex, CO4 3SQ, UK.</text:p>
      <text:p text:style-name="P1"/>
      <text:p text:style-name="P1">Running title: Microbial Distance-Decay Relationships</text:p>
      <text:p text:style-name="P1"/>
      <text:p text:style-name="P1">Introduction</text:p>
      <text:p text:style-name="P1"/>
      <text:p text:style-name="P1">The distance-decay relationship is one of the most commonly studied relationships in macroecology. The relationship quantifies how the similarity of community composition decays with increasing geographic distance between communities, <text:span text:style-name="T2">such that communities close together contain more similar species assemblages than those further apart</text:span>. In studies of “macro-organisms”, distance-decay relationships are frequently observed, and may occur over relatively short geographic distances, dependent on the dispersal abilities of the organisms present. For organisms with large dispersal distances, or frequent dispersal events, the relationship between the decay of compositional similarity would occur over larger geographic distances.</text:p>
      <text:p text:style-name="P1"/>
      <text:p text:style-name="P1">One group of organisms thought to be capable of frequent, or long distance dispersal are microorganisms. One of the earliest hypotheses about the nature of the microbial distance-decay relationship was formulated by Dutch microbiologist, Baas-Becking. Within this hypotheses, Baas Becking postulated that “everything is everywhere but, the environment selects”. The rationale behind this hypothesis was that microorganisms are extremely small and often maintain high population densitites, meaning that passive dispersal may be frequent, and occur over long distances. Therefore, EiE suggests that microorganisms <text:span text:style-name="T2">do</text:span> not exhibit a distance-decay relationship because communities separated by large geographic distances <text:span text:style-name="T2">will</text:span> contain the same, globally dispersed species. However, until recently, this was not readily testable.</text:p>
      <text:p text:style-name="P1"/>
      <text:p text:style-name="P2">However, the rapid development of molecular methods to study microbial communities, coupled with the provocative nature of EiE has resulted in an explosion of studies testing the distance-decay relationship in microbial communities. <text:span text:style-name="T1">These studies have revealed highly mixed results about this relationship. Many have reported significant relationships between microbial community composition and geographic distance over a range of scales, and for a range of taxa. However, a great number of studies have also found no correlation between microbial community composition and distance.</text:span></text:p>
      <text:p text:style-name="P2"/>
      <text:p text:style-name="P3">There are two possible explanations for such mixed results. Firstly, differences in methodological approaches may be causal. A common approach to studying microbial communities involves first PCR amplifying a phylogenetically informative marker gene. The diversity and composition of the community are then resolved using molecular fingerprinting techniques (e.g. TRFLP, DGGE) or high-throughput sequencing (e.g. Illumina MiSeq, 454 pyrosequencing). Such different approaches have been shown to have dramatically different resolutions, which may effect ecological conclusions. For instance, low resolution approaches may only sample the commonest organisms in a community, which are often also the most widespread, resulting in communities appearing artificially similar to each other. In addition, the use of different indices to quantify beta-diversity, or the changes in microbial community composition may also cause methodological bias. Certain indices have been shown to weight rare species differentially, whereas other indices have been shown to blur community turnover and nestedness.</text:p>
      <text:p text:style-name="P3"/>
      <text:p text:style-name="P3">Whilst methodological differences are one potential reason for the variability in empirical microbial <text:soft-page-break/>distance-decay relationships, an alternate explanation may be that the relationship is context dependent. In this instance, context could be considered to be the organisms studied (e.g. bacteria, archaea, fungi etc), the study system in question (soil, freshwater, extreme systems), or the spatial scale of the study. Taxonomic disparities between studies may cause different results if dispersal abilities are different between microorganisms. XXX shows this might be true. Study system may also influence the quantification of this relationship as the frequency and nature of dispersal events may be different (I.e a well mixed oceanic current versus a stable soil system). Finally, the spatial scale over which the study occurs could influence the result. For instance, turnover in microbial communities may happen at a spatial scale that is below or above the resolution of some studies, causing negative results. </text:p>
      <text:p text:style-name="P4"/>
      <text:p text:style-name="P5">Given the variability in microbial distance-decay relationships reported in the literature, we sought to understand <text:span text:style-name="T4">whether methodological, or contextual differences between studies best predict this relationship. To do this, we synthesise available data on the microbial distance-decay relationship in a meta-analysis, and use factors relating to methodological or contextual aspects of each study to predict this relationship. If methodological differences between studies explain the distance-decay relationship, we predict that:</text:span></text:p>
      <text:list xml:id="list5943837996745306559" text:style-name="L1">
        <text:list-item>
          <text:p text:style-name="P13">Studies based on metagenetic sequencing find stronger distance-decay relationships than those based on community fingerprinting.</text:p>
        </text:list-item>
        <text:list-item>
          <text:p text:style-name="P13">More intense sequencing depth approaches will result in stronger distance-decay relationships.</text:p>
        </text:list-item>
        <text:list-item>
          <text:p text:style-name="P13">Different similarity indices will result in different distance-decay relationships.</text:p>
        </text:list-item>
      </text:list>
      <text:p text:style-name="P6"/>
      <text:p text:style-name="P6">Whereas, if factors relating to the context of each study influence the nature of the distance-decay relationship, we hypothesise that:</text:p>
      <text:list xml:id="list4685951127218401197" text:style-name="L2">
        <text:list-item>
          <text:p text:style-name="P14">The distance-decay relationship will vary between different study taxa.</text:p>
        </text:list-item>
      </text:list>
      <text:list xml:id="list1327986196746739483" text:style-name="L3">
        <text:list-item>
          <text:p text:style-name="P15">That some study systems will be more prone to distance-decay relationships.</text:p>
        </text:list-item>
        <text:list-item>
          <text:p text:style-name="P15">That studies covering larger spatial scales will result in stronger distance-decay relationships.</text:p>
        </text:list-item>
      </text:list>
      <text:p text:style-name="P6"/>
      <text:p text:style-name="P6">Methods</text:p>
      <text:p text:style-name="P8">Meta-Analysis</text:p>
      <text:p text:style-name="P7">We assembled a dataset on microbial distance-decay relationships by conducting a systematic literature search using the Web of Science search portal. To do this, we searched for five different phrases, with which we aimed to maximise the size and coverage of our dataset <text:span text:style-name="T5">(Table XX)</text:span>. <text:span text:style-name="T5">We downloaded all search results from Web of Science and used the “metagear” package in R to screen abstracts for suitability for our study. We included any studies that had tested the distance-decay relationship in microbial communities, using Mantel correlations. Whilst only utilising studies that used the Mantel test may initially appear overly restrictive, this method is by far the commonest approach to statistically analysing the d-d relationship, and results in easily interpretable and analysable correlation coefficients. Analyses that only used partial Mantel tests (which are able to test for correlation between two matrices whilst controlling for a third) were discarded. This is because the effects of geographic distance can only be interpreted in a Mantel test in the context of other environmental predictors, which are likely to be highly variable between studies.</text:span></text:p>
      <text:p text:style-name="P7"/>
      <text:p text:style-name="P12">We also acknowledge that whilst our search terms may not have resulted in an exhaustive sampling of the studies to test this relationship in microbes, our approach offers a systematic and unbiased approach to gathering data.</text:p>
      <text:p text:style-name="P6"/>
      <text:p text:style-name="P6">­<text:span text:style-name="T6">Data </text:span><text:span text:style-name="T7">Acquisition</text:span></text:p>
      <text:p text:style-name="P10">From each study, we attempted to extract the following information which <text:span text:style-name="T8">we used as</text:span> the predictors <text:span text:style-name="T8">of the d-d relationship; community characterisation method (e.g. TRFLP, clone library, </text:span><text:soft-page-break/><text:span text:style-name="T8">pyrosequencing, MiSeq), sequencing depth (total sequences gathered), similarity index (e.g. Bray-Curtis, Jaccard), study taxa (e.g. Archaea, Bacteria, Fungi), study biome (e.g. soil, marine water, sediment) and spatial scale (max geographic distance separating sampled communities). Importantly, we standardised Mantel correlation coefficients so that a positive coefficient indicates a relationship in which community dissimilarity increases with distance. This was necessary as some studies quantify community similarity, whereas others quantify it’s complement, community dissimilarity (1 – similarity). Where possible, we used Mantel test results from entire communities or study systems, as some studies had partitioned communities (e.g. into common and rare OTUs) or samples (e.g. into different regions) and analysed them separately.</text:span></text:p>
      <text:p text:style-name="P10"/>
      <text:p text:style-name="P9">Statistical Analyses</text:p>
      <text:p text:style-name="P9"/>
      <text:p text:style-name="P11">Results</text:p>
      <text:p text:style-name="P16">Our initial Web of Science searches resulted in a total of <text:span text:style-name="T9">2,250</text:span> search hits. <text:span text:style-name="T9">After removing duplicate hits (i.e. studies that appeared in multiple searches), this number reduced to 2,031 hits.</text:span> Manual screening of <text:span text:style-name="T9">the</text:span> abstracts yielded <text:span text:style-name="T10">547 studies which were deemed to be potentially suitable for use in this analysis. Following data extraction (see Methods description), data were successfully obtained from 108 studies, resulting in 287 data points.</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05T19:04:52.775796161</meta:creation-date>
    <dc:date>2017-07-26T17:48:30.622854344</dc:date>
    <meta:editing-duration>PT22M51S</meta:editing-duration>
    <meta:editing-cycles>9</meta:editing-cycles>
    <meta:generator>LibreOffice/4.2.8.2$Linux_X86_64 LibreOffice_project/420m0$Build-2</meta:generator>
    <meta:document-statistic meta:table-count="0" meta:image-count="0" meta:object-count="0" meta:page-count="3" meta:paragraph-count="27" meta:word-count="1214" meta:character-count="8716" meta:non-whitespace-character-count="7534"/>
  </office:meta>
</office:document-meta>
</file>